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0aa22" officeooo:paragraph-rsid="0000a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ejlesztői dokumentáció</text:p>
      <text:p text:style-name="Subtitle">Szoftverfejlesztés J2EE platformon tárgy házifeladat</text:p>
      <text:p text:style-name="Subtitle">Autókölcsönző webalkalmazás</text:p>
      <text:p text:style-name="Subtitle">Kiss Balázs DCZUT <text:s/>2016.december</text:p>
      <text:p text:style-name="Text_20_body"/>
      <text:p text:style-name="P1">Tartalom:</text:p>
      <text:p text:style-name="P1">1. Futtatási környezet specifikálása, repók, glassfish, stb. Számítógép, memóriaméret, <text:s/>Fejlesztői környezet leírása</text:p>
      <text:p text:style-name="P1">2. Koncepcióterv, rövid leírás</text:p>
      <text:p text:style-name="P1">2. Adatbázis</text:p>
      <text:p text:style-name="P1">3. Projektstukrúra</text:p>
      <text:p text:style-name="P1">4. Felhasználói felületek, és működésük</text:p>
      <text:p text:style-name="P1">5. Fejlesztési elérhetőségek</text:p>
      <text:p text:style-name="P1">6. Telepítés lépései</text:p>
      <text:p text:style-name="P1"/>
      <text:p text:style-name="P1"/>
      <text:p text:style-name="P1">Csatolmányok: specifikáció, fejlesztő elérhetősé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54:23.401041464</meta:creation-date>
    <dc:date>2016-12-05T21:57:54.047795524</dc:date>
    <meta:editing-duration>PT3M31S</meta:editing-duration>
    <meta:editing-cycles>1</meta:editing-cycles>
    <meta:document-statistic meta:table-count="0" meta:image-count="0" meta:object-count="0" meta:page-count="1" meta:paragraph-count="13" meta:word-count="49" meta:character-count="456" meta:non-whitespace-character-count="418"/>
    <meta:generator>LibreOffice/4.4.6.3$Linux_X86_64 LibreOffice_project/40m0$Build-3</meta:generator>
  </office:meta>
</office:document-meta>
</file>